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187315" calcext:value-type="float">
            <text:p>15.24187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83318" calcext:value-type="float">
            <text:p>15.2283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14273875" calcext:value-type="float">
            <text:p>15.231427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49516375" calcext:value-type="float">
            <text:p>15.234951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91134077273" calcext:value-type="float">
            <text:p>15.239113407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08746592593" calcext:value-type="float">
            <text:p>15.2208746592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199192308" calcext:value-type="float">
            <text:p>15.20951991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90080896296" calcext:value-type="float">
            <text:p>15.2290080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22345576923" calcext:value-type="float">
            <text:p>15.22223455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10238437037" calcext:value-type="float">
            <text:p>15.2710238437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5536041667" calcext:value-type="float">
            <text:p>15.2675536041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53528592593" calcext:value-type="float">
            <text:p>15.2653528592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03572129032" calcext:value-type="float">
            <text:p>15.280357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8537006667" calcext:value-type="float">
            <text:p>15.273853700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61136580645" calcext:value-type="float">
            <text:p>15.306113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53805873333" calcext:value-type="float">
            <text:p>15.305380587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91206774194" calcext:value-type="float">
            <text:p>15.309120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2132612903" calcext:value-type="float">
            <text:p>15.2182132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7007633333" calcext:value-type="float">
            <text:p>15.1157007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03256096774" calcext:value-type="float">
            <text:p>15.1503256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0942366667" calcext:value-type="float">
            <text:p>15.1480942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6457064516" calcext:value-type="float">
            <text:p>15.2126457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7336365" calcext:value-type="float">
            <text:p>15.237336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7333354839" calcext:value-type="float">
            <text:p>15.2827333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83481967742" calcext:value-type="float">
            <text:p>15.3883481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74977" calcext:value-type="float">
            <text:p>15.38749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98846554839" calcext:value-type="float">
            <text:p>15.35988465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261328" calcext:value-type="float">
            <text:p>15.372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20460722581" calcext:value-type="float">
            <text:p>15.41204607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65162516129" calcext:value-type="float">
            <text:p>15.356516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72138" calcext:value-type="float">
            <text:p>15.2977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32868741936" calcext:value-type="float">
            <text:p>15.3032868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741398" calcext:value-type="float">
            <text:p>15.32741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90133754839" calcext:value-type="float">
            <text:p>15.28901337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72167307143" calcext:value-type="float">
            <text:p>15.357216730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354129032" calcext:value-type="float">
            <text:p>15.3832354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6349258065" calcext:value-type="float">
            <text:p>15.4416349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10392556667" calcext:value-type="float">
            <text:p>15.481039255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12424625807" calcext:value-type="float">
            <text:p>15.49124246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10831" calcext:value-type="float">
            <text:p>15.52310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99372580645" calcext:value-type="float">
            <text:p>15.549937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3486277419" calcext:value-type="float">
            <text:p>15.50234862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24691833333" calcext:value-type="float">
            <text:p>15.4724691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25610225806" calcext:value-type="float">
            <text:p>15.4525610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36842093333" calcext:value-type="float">
            <text:p>15.503684209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04189" calcext:value-type="float">
            <text:p>15.4704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24062075862" calcext:value-type="float">
            <text:p>15.47240620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83017270968" calcext:value-type="float">
            <text:p>15.6683017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40352129032" calcext:value-type="float">
            <text:p>15.424035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414481" calcext:value-type="float">
            <text:p>15.43414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09599787097" calcext:value-type="float">
            <text:p>15.39095997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9476166667" calcext:value-type="float">
            <text:p>15.4229476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8693096774" calcext:value-type="float">
            <text:p>15.4078693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18499554839" calcext:value-type="float">
            <text:p>15.39184995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91941846667" calcext:value-type="float">
            <text:p>15.329194184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53001580645" calcext:value-type="float">
            <text:p>15.3853001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47730633333" calcext:value-type="float">
            <text:p>15.4147730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7147967742" calcext:value-type="float">
            <text:p>15.4047147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36902414286" calcext:value-type="float">
            <text:p>15.39369024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9816787097" calcext:value-type="float">
            <text:p>15.38998167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1123318182" calcext:value-type="float">
            <text:p>15.34311233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31024428571" calcext:value-type="float">
            <text:p>15.3531024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25131281818" calcext:value-type="float">
            <text:p>15.36251312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5201831579" calcext:value-type="float">
            <text:p>15.3652018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8605333333" calcext:value-type="float">
            <text:p>15.3528605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1727" calcext:value-type="float">
            <text:p>15.341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91682666667" calcext:value-type="float">
            <text:p>15.359168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17145" calcext:value-type="float">
            <text:p>15.21517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99912666667" calcext:value-type="float">
            <text:p>15.339991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31899" calcext:value-type="float">
            <text:p>15.36318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93561666667" calcext:value-type="float">
            <text:p>15.3393561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5767875" calcext:value-type="float">
            <text:p>15.41576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2732" calcext:value-type="float">
            <text:p>15.76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3875" calcext:value-type="float">
            <text:p>15.76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589" calcext:value-type="float">
            <text:p>15.761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16693333333" calcext:value-type="float">
            <text:p>15.81166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44588571429" calcext:value-type="float">
            <text:p>15.7544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8531428571" calcext:value-type="float">
            <text:p>15.69785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75288888889" calcext:value-type="float">
            <text:p>15.6475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92982857143" calcext:value-type="float">
            <text:p>15.9392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8231111111" calcext:value-type="float">
            <text:p>15.87082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62945714286" calcext:value-type="float">
            <text:p>15.74629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43267692308" calcext:value-type="float">
            <text:p>15.744326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4237142857" calcext:value-type="float">
            <text:p>15.74542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11212903226" calcext:value-type="float">
            <text:p>15.731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23816" calcext:value-type="float">
            <text:p>15.70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89715862069" calcext:value-type="float">
            <text:p>15.70897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0136774194" calcext:value-type="float">
            <text:p>15.7550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96408" calcext:value-type="float">
            <text:p>15.7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5072" calcext:value-type="float">
            <text:p>15.7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5672" calcext:value-type="float">
            <text:p>15.73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0491428571" calcext:value-type="float">
            <text:p>15.74204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1357419355" calcext:value-type="float">
            <text:p>15.7361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5523636364" calcext:value-type="float">
            <text:p>15.74555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22982857143" calcext:value-type="float">
            <text:p>15.8122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11090909091" calcext:value-type="float">
            <text:p>15.8011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6388571429" calcext:value-type="float">
            <text:p>15.7976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88" calcext:value-type="float">
            <text:p>15.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848" calcext:value-type="float">
            <text:p>15.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1782" calcext:value-type="float">
            <text:p>15.78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9402" calcext:value-type="float">
            <text:p>15.78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1886" calcext:value-type="float">
            <text:p>15.85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89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8" meta:object-count="0"/>
    <meta:user-defined meta:name="AppVersion">3.0</meta:user-defined>
  </office:meta>
</office:document-meta>
</file>